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ernaryOperator" table:style-name="ta1" table:print="false"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style-name="ce3" office:value-type="currency" office:currency="USD" office:value="14">
            <text:p>$14.00</text:p>
          </table:table-cell>
          <table:table-cell office:value-type="string">
            <text:p><text:s/>= Payrate $/hr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">
            <text:p>8</text:p>
          </table:table-cell>
          <table:table-cell office:value-type="string">
            <text:p><text:s/>= Overtime Hours start at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office:value-type="string">
            <text:p><text:s/>= Overtime Payfactor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number-columns-repeated="2" office:value-type="string">
            <text:p>Hours</text:p>
          </table:table-cell>
          <table:table-cell office:value-type="string">
            <text:p>Straight</text:p>
          </table:table-cell>
          <table:table-cell table:style-name="ce1" office:value-type="string">
            <text:p>Over Time</text:p>
          </table:table-cell>
          <table:table-cell table:style-name="ce1" office:value-type="string">
            <text:p>Total</text:p>
          </table:table-cell>
          <table:table-cell>
            <draw:frame table:end-cell-address="TernaryOperator.R38" table:end-x="0.1575in" table:end-y="0.0807in" draw:z-index="0" draw:style-name="gr1" draw:text-style-name="P1" svg:width="6.2988in" svg:height="5.7472in" svg:x="0.0819in" svg:y="0.0232in">
              <draw:object draw:notify-on-update-of-ranges="TernaryOperator.J6:TernaryOperator.J7 TernaryOperator.J8:TernaryOperator.J71 TernaryOperator.F8:TernaryOperator.F7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5"/>
          <table:table-cell office:value-type="string">
            <text:p>Clocked</text:p>
          </table:table-cell>
          <table:table-cell office:value-type="string">
            <text:p>Paid</text:p>
          </table:table-cell>
          <table:table-cell office:value-type="string">
            <text:p>Time</text:p>
          </table:table-cell>
          <table:table-cell table:number-columns-repeated="2" table:style-name="ce1" office:value-type="string">
            <text:p>Pay</text:p>
          </table:table-cell>
          <table:table-cell/>
        </table:table-row>
        <table:table-row table:style-name="ro1">
          <table:table-cell/>
          <table:table-cell office:value-type="string">
            <text:p>Score</text:p>
          </table:table-cell>
          <table:table-cell office:value-type="string">
            <text:p>P/F</text:p>
          </table:table-cell>
          <table:table-cell office:value-type="string">
            <text:p>Grade</text:p>
          </table:table-cell>
          <table:table-cell/>
          <table:table-cell table:style-name="ce2" table:formula="of:=RAND()*12" office:value-type="float" office:value="7.78288850001991">
            <text:p>7.78</text:p>
          </table:table-cell>
          <table:table-cell table:style-name="ce2" table:formula="of:=IF([.F8]&lt;4;4;[.F8])" office:value-type="float" office:value="7.78288850001991">
            <text:p>7.78</text:p>
          </table:table-cell>
          <table:table-cell table:formula="of:=IF([.G8]&lt;8;[.G8]*[.$H$2];[.$H$3]*[.$H$2])" office:value-type="currency" office:currency="USD" office:value="108.960439000279">
            <text:p>$108.96</text:p>
          </table:table-cell>
          <table:table-cell table:style-name="ce1" table:formula="of:=IF([.G8]&gt;[.$H$3];([.G8]-[.$H$3])*[.$H$2]*[.$H$4];0)" office:value-type="float" office:value="0">
            <text:p>0</text:p>
          </table:table-cell>
          <table:table-cell table:style-name="ce1" table:formula="of:=[.H8]+[.I8]" office:value-type="currency" office:currency="USD" office:value="108.960439000279">
            <text:p>$108.96</text:p>
          </table:table-cell>
          <table:table-cell/>
        </table:table-row>
        <table:table-row table:style-name="ro1">
          <table:table-cell/>
          <table:table-cell table:style-name="ce2" table:formula="of:=RAND()*50+50" office:value-type="float" office:value="66.6532267467119">
            <text:p>66.65</text:p>
          </table:table-cell>
          <table:table-cell table:formula="of:=IF([.B9]&gt;70;&quot;P&quot;;&quot;F&quot;)" office:value-type="string" office:string-value="F">
            <text:p>F</text:p>
          </table:table-cell>
          <table:table-cell table:formula="of:=IF([.B9]&gt;90;&quot;A&quot;;IF([.B9]&gt;80;&quot;B&quot;;IF([.B9]&gt;70;&quot;C&quot;;IF([.B9]&gt;60;&quot;D&quot;;&quot;F&quot;))))" office:value-type="string" office:string-value="D">
            <text:p>D</text:p>
          </table:table-cell>
          <table:table-cell/>
          <table:table-cell table:style-name="ce2" table:formula="of:=RAND()*12" office:value-type="float" office:value="5.34111864119768">
            <text:p>5.34</text:p>
          </table:table-cell>
          <table:table-cell table:style-name="ce2" table:formula="of:=IF([.F9]&lt;4;4;[.F9])" office:value-type="float" office:value="5.34111864119768">
            <text:p>5.34</text:p>
          </table:table-cell>
          <table:table-cell table:formula="of:=IF([.G9]&lt;8;[.G9]*[.$H$2];[.$H$3]*[.$H$2])" office:value-type="currency" office:currency="USD" office:value="74.7756609767675">
            <text:p>$74.78</text:p>
          </table:table-cell>
          <table:table-cell table:style-name="ce1" table:formula="of:=IF([.G9]&gt;[.$H$3];([.G9]-[.$H$3])*[.$H$2]*[.$H$4];0)" office:value-type="float" office:value="0">
            <text:p>0</text:p>
          </table:table-cell>
          <table:table-cell table:style-name="ce1" table:formula="of:=[.H9]+[.I9]" office:value-type="currency" office:currency="USD" office:value="74.7756609767675">
            <text:p>$74.78</text:p>
          </table:table-cell>
          <table:table-cell/>
        </table:table-row>
        <table:table-row table:style-name="ro1">
          <table:table-cell/>
          <table:table-cell table:style-name="ce2" table:formula="of:=RAND()*50+50" office:value-type="float" office:value="81.7497075651772">
            <text:p>81.75</text:p>
          </table:table-cell>
          <table:table-cell table:formula="of:=IF([.B10]&gt;70;&quot;P&quot;;&quot;F&quot;)" office:value-type="string" office:string-value="P">
            <text:p>P</text:p>
          </table:table-cell>
          <table:table-cell table:formula="of:=IF([.B10]&gt;90;&quot;A&quot;;IF([.B10]&gt;80;&quot;B&quot;;IF([.B10]&gt;70;&quot;C&quot;;IF([.B10]&gt;60;&quot;D&quot;;&quot;F&quot;))))" office:value-type="string" office:string-value="B">
            <text:p>B</text:p>
          </table:table-cell>
          <table:table-cell/>
          <table:table-cell table:style-name="ce2" table:formula="of:=RAND()*12" office:value-type="float" office:value="3.43433591444045">
            <text:p>3.43</text:p>
          </table:table-cell>
          <table:table-cell table:style-name="ce2" table:formula="of:=IF([.F10]&lt;4;4;[.F10])" office:value-type="float" office:value="4">
            <text:p>4.00</text:p>
          </table:table-cell>
          <table:table-cell table:formula="of:=IF([.G10]&lt;8;[.G10]*[.$H$2];[.$H$3]*[.$H$2])" office:value-type="currency" office:currency="USD" office:value="56">
            <text:p>$56.00</text:p>
          </table:table-cell>
          <table:table-cell table:style-name="ce1" table:formula="of:=IF([.G10]&gt;[.$H$3];([.G10]-[.$H$3])*[.$H$2]*[.$H$4];0)" office:value-type="float" office:value="0">
            <text:p>0</text:p>
          </table:table-cell>
          <table:table-cell table:style-name="ce1" table:formula="of:=[.H10]+[.I10]" office:value-type="currency" office:currency="USD" office:value="56">
            <text:p>$56.00</text:p>
          </table:table-cell>
          <table:table-cell/>
        </table:table-row>
        <table:table-row table:style-name="ro1">
          <table:table-cell/>
          <table:table-cell table:style-name="ce2" table:formula="of:=RAND()*50+50" office:value-type="float" office:value="98.2048714417033">
            <text:p>98.20</text:p>
          </table:table-cell>
          <table:table-cell table:formula="of:=IF([.B11]&gt;70;&quot;P&quot;;&quot;F&quot;)" office:value-type="string" office:string-value="P">
            <text:p>P</text:p>
          </table:table-cell>
          <table:table-cell table:formula="of:=IF([.B11]&gt;90;&quot;A&quot;;IF([.B11]&gt;80;&quot;B&quot;;IF([.B11]&gt;70;&quot;C&quot;;IF([.B11]&gt;60;&quot;D&quot;;&quot;F&quot;))))" office:value-type="string" office:string-value="A">
            <text:p>A</text:p>
          </table:table-cell>
          <table:table-cell/>
          <table:table-cell table:style-name="ce2" table:formula="of:=RAND()*12" office:value-type="float" office:value="8.71226987801492">
            <text:p>8.71</text:p>
          </table:table-cell>
          <table:table-cell table:style-name="ce2" table:formula="of:=IF([.F11]&lt;4;4;[.F11])" office:value-type="float" office:value="8.71226987801492">
            <text:p>8.71</text:p>
          </table:table-cell>
          <table:table-cell table:formula="of:=IF([.G11]&lt;8;[.G11]*[.$H$2];[.$H$3]*[.$H$2])" office:value-type="currency" office:currency="USD" office:value="112">
            <text:p>$112.00</text:p>
          </table:table-cell>
          <table:table-cell table:style-name="ce1" table:formula="of:=IF([.G11]&gt;[.$H$3];([.G11]-[.$H$3])*[.$H$2]*[.$H$4];0)" office:value-type="currency" office:currency="USD" office:value="19.9435565844178">
            <text:p>$19.94</text:p>
          </table:table-cell>
          <table:table-cell table:style-name="ce1" table:formula="of:=[.H11]+[.I11]" office:value-type="currency" office:currency="USD" office:value="131.943556584418">
            <text:p>$131.94</text:p>
          </table:table-cell>
          <table:table-cell/>
        </table:table-row>
        <table:table-row table:style-name="ro1">
          <table:table-cell/>
          <table:table-cell table:style-name="ce2" table:formula="of:=RAND()*50+50" office:value-type="float" office:value="62.5134211266413">
            <text:p>62.51</text:p>
          </table:table-cell>
          <table:table-cell table:formula="of:=IF([.B12]&gt;70;&quot;P&quot;;&quot;F&quot;)" office:value-type="string" office:string-value="F">
            <text:p>F</text:p>
          </table:table-cell>
          <table:table-cell table:formula="of:=IF([.B12]&gt;90;&quot;A&quot;;IF([.B12]&gt;80;&quot;B&quot;;IF([.B12]&gt;70;&quot;C&quot;;IF([.B12]&gt;60;&quot;D&quot;;&quot;F&quot;))))" office:value-type="string" office:string-value="D">
            <text:p>D</text:p>
          </table:table-cell>
          <table:table-cell/>
          <table:table-cell table:style-name="ce2" table:formula="of:=RAND()*12" office:value-type="float" office:value="9.64754992816597">
            <text:p>9.65</text:p>
          </table:table-cell>
          <table:table-cell table:style-name="ce2" table:formula="of:=IF([.F12]&lt;4;4;[.F12])" office:value-type="float" office:value="9.64754992816597">
            <text:p>9.65</text:p>
          </table:table-cell>
          <table:table-cell table:formula="of:=IF([.G12]&lt;8;[.G12]*[.$H$2];[.$H$3]*[.$H$2])" office:value-type="currency" office:currency="USD" office:value="112">
            <text:p>$112.00</text:p>
          </table:table-cell>
          <table:table-cell table:style-name="ce1" table:formula="of:=IF([.G12]&gt;[.$H$3];([.G12]-[.$H$3])*[.$H$2]*[.$H$4];0)" office:value-type="currency" office:currency="USD" office:value="46.1313979886472">
            <text:p>$46.13</text:p>
          </table:table-cell>
          <table:table-cell table:style-name="ce1" table:formula="of:=[.H12]+[.I12]" office:value-type="currency" office:currency="USD" office:value="158.131397988647">
            <text:p>$158.13</text:p>
          </table:table-cell>
          <table:table-cell/>
        </table:table-row>
        <table:table-row table:style-name="ro1">
          <table:table-cell/>
          <table:table-cell table:style-name="ce2" table:formula="of:=RAND()*50+50" office:value-type="float" office:value="71.103375358507">
            <text:p>71.10</text:p>
          </table:table-cell>
          <table:table-cell table:formula="of:=IF([.B13]&gt;70;&quot;P&quot;;&quot;F&quot;)" office:value-type="string" office:string-value="P">
            <text:p>P</text:p>
          </table:table-cell>
          <table:table-cell table:formula="of:=IF([.B13]&gt;90;&quot;A&quot;;IF([.B13]&gt;80;&quot;B&quot;;IF([.B13]&gt;70;&quot;C&quot;;IF([.B13]&gt;60;&quot;D&quot;;&quot;F&quot;))))" office:value-type="string" office:string-value="C">
            <text:p>C</text:p>
          </table:table-cell>
          <table:table-cell/>
          <table:table-cell table:style-name="ce2" table:formula="of:=RAND()*12" office:value-type="float" office:value="6.02904501836747">
            <text:p>6.03</text:p>
          </table:table-cell>
          <table:table-cell table:style-name="ce2" table:formula="of:=IF([.F13]&lt;4;4;[.F13])" office:value-type="float" office:value="6.02904501836747">
            <text:p>6.03</text:p>
          </table:table-cell>
          <table:table-cell table:formula="of:=IF([.G13]&lt;8;[.G13]*[.$H$2];[.$H$3]*[.$H$2])" office:value-type="currency" office:currency="USD" office:value="84.4066302571446">
            <text:p>$84.41</text:p>
          </table:table-cell>
          <table:table-cell table:style-name="ce1" table:formula="of:=IF([.G13]&gt;[.$H$3];([.G13]-[.$H$3])*[.$H$2]*[.$H$4];0)" office:value-type="float" office:value="0">
            <text:p>0</text:p>
          </table:table-cell>
          <table:table-cell table:style-name="ce1" table:formula="of:=[.H13]+[.I13]" office:value-type="currency" office:currency="USD" office:value="84.4066302571446">
            <text:p>$84.41</text:p>
          </table:table-cell>
          <table:table-cell/>
        </table:table-row>
        <table:table-row table:style-name="ro1">
          <table:table-cell/>
          <table:table-cell table:style-name="ce2" table:formula="of:=RAND()*50+50" office:value-type="float" office:value="88.8976906542666">
            <text:p>88.90</text:p>
          </table:table-cell>
          <table:table-cell table:formula="of:=IF([.B14]&gt;70;&quot;P&quot;;&quot;F&quot;)" office:value-type="string" office:string-value="P">
            <text:p>P</text:p>
          </table:table-cell>
          <table:table-cell table:formula="of:=IF([.B14]&gt;90;&quot;A&quot;;IF([.B14]&gt;80;&quot;B&quot;;IF([.B14]&gt;70;&quot;C&quot;;IF([.B14]&gt;60;&quot;D&quot;;&quot;F&quot;))))" office:value-type="string" office:string-value="B">
            <text:p>B</text:p>
          </table:table-cell>
          <table:table-cell/>
          <table:table-cell table:style-name="ce2" table:formula="of:=RAND()*12" office:value-type="float" office:value="11.2978554619476">
            <text:p>11.30</text:p>
          </table:table-cell>
          <table:table-cell table:style-name="ce2" table:formula="of:=IF([.F14]&lt;4;4;[.F14])" office:value-type="float" office:value="11.2978554619476">
            <text:p>11.30</text:p>
          </table:table-cell>
          <table:table-cell table:formula="of:=IF([.G14]&lt;8;[.G14]*[.$H$2];[.$H$3]*[.$H$2])" office:value-type="currency" office:currency="USD" office:value="112">
            <text:p>$112.00</text:p>
          </table:table-cell>
          <table:table-cell table:style-name="ce1" table:formula="of:=IF([.G14]&gt;[.$H$3];([.G14]-[.$H$3])*[.$H$2]*[.$H$4];0)" office:value-type="currency" office:currency="USD" office:value="92.3399529345334">
            <text:p>$92.34</text:p>
          </table:table-cell>
          <table:table-cell table:style-name="ce1" table:formula="of:=[.H14]+[.I14]" office:value-type="currency" office:currency="USD" office:value="204.339952934533">
            <text:p>$204.34</text:p>
          </table:table-cell>
          <table:table-cell/>
        </table:table-row>
        <table:table-row table:style-name="ro1">
          <table:table-cell/>
          <table:table-cell table:style-name="ce2" table:formula="of:=RAND()*50+50" office:value-type="float" office:value="98.2902245246805">
            <text:p>98.29</text:p>
          </table:table-cell>
          <table:table-cell table:formula="of:=IF([.B15]&gt;70;&quot;P&quot;;&quot;F&quot;)" office:value-type="string" office:string-value="P">
            <text:p>P</text:p>
          </table:table-cell>
          <table:table-cell table:formula="of:=IF([.B15]&gt;90;&quot;A&quot;;IF([.B15]&gt;80;&quot;B&quot;;IF([.B15]&gt;70;&quot;C&quot;;IF([.B15]&gt;60;&quot;D&quot;;&quot;F&quot;))))" office:value-type="string" office:string-value="A">
            <text:p>A</text:p>
          </table:table-cell>
          <table:table-cell/>
          <table:table-cell table:style-name="ce2" table:formula="of:=RAND()*12" office:value-type="float" office:value="11.2596067702398">
            <text:p>11.26</text:p>
          </table:table-cell>
          <table:table-cell table:style-name="ce2" table:formula="of:=IF([.F15]&lt;4;4;[.F15])" office:value-type="float" office:value="11.2596067702398">
            <text:p>11.26</text:p>
          </table:table-cell>
          <table:table-cell table:formula="of:=IF([.G15]&lt;8;[.G15]*[.$H$2];[.$H$3]*[.$H$2])" office:value-type="currency" office:currency="USD" office:value="112">
            <text:p>$112.00</text:p>
          </table:table-cell>
          <table:table-cell table:style-name="ce1" table:formula="of:=IF([.G15]&gt;[.$H$3];([.G15]-[.$H$3])*[.$H$2]*[.$H$4];0)" office:value-type="currency" office:currency="USD" office:value="91.2689895667136">
            <text:p>$91.27</text:p>
          </table:table-cell>
          <table:table-cell table:style-name="ce1" table:formula="of:=[.H15]+[.I15]" office:value-type="currency" office:currency="USD" office:value="203.268989566714">
            <text:p>$203.27</text:p>
          </table:table-cell>
          <table:table-cell/>
        </table:table-row>
        <table:table-row table:style-name="ro1">
          <table:table-cell/>
          <table:table-cell table:style-name="ce2" table:formula="of:=RAND()*50+50" office:value-type="float" office:value="81.4507920760661">
            <text:p>81.45</text:p>
          </table:table-cell>
          <table:table-cell table:formula="of:=IF([.B16]&gt;70;&quot;P&quot;;&quot;F&quot;)" office:value-type="string" office:string-value="P">
            <text:p>P</text:p>
          </table:table-cell>
          <table:table-cell table:formula="of:=IF([.B16]&gt;90;&quot;A&quot;;IF([.B16]&gt;80;&quot;B&quot;;IF([.B16]&gt;70;&quot;C&quot;;IF([.B16]&gt;60;&quot;D&quot;;&quot;F&quot;))))" office:value-type="string" office:string-value="B">
            <text:p>B</text:p>
          </table:table-cell>
          <table:table-cell/>
          <table:table-cell table:style-name="ce2" table:formula="of:=RAND()*12" office:value-type="float" office:value="4.46460267528892">
            <text:p>4.46</text:p>
          </table:table-cell>
          <table:table-cell table:style-name="ce2" table:formula="of:=IF([.F16]&lt;4;4;[.F16])" office:value-type="float" office:value="4.46460267528892">
            <text:p>4.46</text:p>
          </table:table-cell>
          <table:table-cell table:formula="of:=IF([.G16]&lt;8;[.G16]*[.$H$2];[.$H$3]*[.$H$2])" office:value-type="currency" office:currency="USD" office:value="62.5044374540448">
            <text:p>$62.50</text:p>
          </table:table-cell>
          <table:table-cell table:style-name="ce1" table:formula="of:=IF([.G16]&gt;[.$H$3];([.G16]-[.$H$3])*[.$H$2]*[.$H$4];0)" office:value-type="float" office:value="0">
            <text:p>0</text:p>
          </table:table-cell>
          <table:table-cell table:style-name="ce1" table:formula="of:=[.H16]+[.I16]" office:value-type="currency" office:currency="USD" office:value="62.5044374540448">
            <text:p>$62.50</text:p>
          </table:table-cell>
          <table:table-cell/>
        </table:table-row>
        <table:table-row table:style-name="ro1">
          <table:table-cell/>
          <table:table-cell table:style-name="ce2" table:formula="of:=RAND()*50+50" office:value-type="float" office:value="82.9259747173637">
            <text:p>82.93</text:p>
          </table:table-cell>
          <table:table-cell table:formula="of:=IF([.B17]&gt;70;&quot;P&quot;;&quot;F&quot;)" office:value-type="string" office:string-value="P">
            <text:p>P</text:p>
          </table:table-cell>
          <table:table-cell table:formula="of:=IF([.B17]&gt;90;&quot;A&quot;;IF([.B17]&gt;80;&quot;B&quot;;IF([.B17]&gt;70;&quot;C&quot;;IF([.B17]&gt;60;&quot;D&quot;;&quot;F&quot;))))" office:value-type="string" office:string-value="B">
            <text:p>B</text:p>
          </table:table-cell>
          <table:table-cell/>
          <table:table-cell table:style-name="ce2" table:formula="of:=RAND()*12" office:value-type="float" office:value="3.68080830574036">
            <text:p>3.68</text:p>
          </table:table-cell>
          <table:table-cell table:style-name="ce2" table:formula="of:=IF([.F17]&lt;4;4;[.F17])" office:value-type="float" office:value="4">
            <text:p>4.00</text:p>
          </table:table-cell>
          <table:table-cell table:formula="of:=IF([.G17]&lt;8;[.G17]*[.$H$2];[.$H$3]*[.$H$2])" office:value-type="currency" office:currency="USD" office:value="56">
            <text:p>$56.00</text:p>
          </table:table-cell>
          <table:table-cell table:style-name="ce1" table:formula="of:=IF([.G17]&gt;[.$H$3];([.G17]-[.$H$3])*[.$H$2]*[.$H$4];0)" office:value-type="float" office:value="0">
            <text:p>0</text:p>
          </table:table-cell>
          <table:table-cell table:style-name="ce1" table:formula="of:=[.H17]+[.I17]" office:value-type="currency" office:currency="USD" office:value="56">
            <text:p>$56.00</text:p>
          </table:table-cell>
          <table:table-cell/>
        </table:table-row>
        <table:table-row table:style-name="ro1">
          <table:table-cell/>
          <table:table-cell table:style-name="ce2" table:formula="of:=RAND()*50+50" office:value-type="float" office:value="67.8004646673799">
            <text:p>67.80</text:p>
          </table:table-cell>
          <table:table-cell table:formula="of:=IF([.B18]&gt;70;&quot;P&quot;;&quot;F&quot;)" office:value-type="string" office:string-value="F">
            <text:p>F</text:p>
          </table:table-cell>
          <table:table-cell table:formula="of:=IF([.B18]&gt;90;&quot;A&quot;;IF([.B18]&gt;80;&quot;B&quot;;IF([.B18]&gt;70;&quot;C&quot;;IF([.B18]&gt;60;&quot;D&quot;;&quot;F&quot;))))" office:value-type="string" office:string-value="D">
            <text:p>D</text:p>
          </table:table-cell>
          <table:table-cell/>
          <table:table-cell table:style-name="ce2" table:formula="of:=RAND()*12" office:value-type="float" office:value="7.9957228526473">
            <text:p>8.00</text:p>
          </table:table-cell>
          <table:table-cell table:style-name="ce2" table:formula="of:=IF([.F18]&lt;4;4;[.F18])" office:value-type="float" office:value="7.9957228526473">
            <text:p>8.00</text:p>
          </table:table-cell>
          <table:table-cell table:formula="of:=IF([.G18]&lt;8;[.G18]*[.$H$2];[.$H$3]*[.$H$2])" office:value-type="currency" office:currency="USD" office:value="111.940119937062">
            <text:p>$111.94</text:p>
          </table:table-cell>
          <table:table-cell table:style-name="ce1" table:formula="of:=IF([.G18]&gt;[.$H$3];([.G18]-[.$H$3])*[.$H$2]*[.$H$4];0)" office:value-type="float" office:value="0">
            <text:p>0</text:p>
          </table:table-cell>
          <table:table-cell table:style-name="ce1" table:formula="of:=[.H18]+[.I18]" office:value-type="currency" office:currency="USD" office:value="111.940119937062">
            <text:p>$111.94</text:p>
          </table:table-cell>
          <table:table-cell/>
        </table:table-row>
        <table:table-row table:style-name="ro1">
          <table:table-cell/>
          <table:table-cell table:style-name="ce2" table:formula="of:=RAND()*50+50" office:value-type="float" office:value="89.2865772242658">
            <text:p>89.29</text:p>
          </table:table-cell>
          <table:table-cell table:formula="of:=IF([.B19]&gt;70;&quot;P&quot;;&quot;F&quot;)" office:value-type="string" office:string-value="P">
            <text:p>P</text:p>
          </table:table-cell>
          <table:table-cell table:formula="of:=IF([.B19]&gt;90;&quot;A&quot;;IF([.B19]&gt;80;&quot;B&quot;;IF([.B19]&gt;70;&quot;C&quot;;IF([.B19]&gt;60;&quot;D&quot;;&quot;F&quot;))))" office:value-type="string" office:string-value="B">
            <text:p>B</text:p>
          </table:table-cell>
          <table:table-cell/>
          <table:table-cell table:style-name="ce2" table:formula="of:=RAND()*12" office:value-type="float" office:value="6.92028368264437">
            <text:p>6.92</text:p>
          </table:table-cell>
          <table:table-cell table:style-name="ce2" table:formula="of:=IF([.F19]&lt;4;4;[.F19])" office:value-type="float" office:value="6.92028368264437">
            <text:p>6.92</text:p>
          </table:table-cell>
          <table:table-cell table:formula="of:=IF([.G19]&lt;8;[.G19]*[.$H$2];[.$H$3]*[.$H$2])" office:value-type="currency" office:currency="USD" office:value="96.8839715570211">
            <text:p>$96.88</text:p>
          </table:table-cell>
          <table:table-cell table:style-name="ce1" table:formula="of:=IF([.G19]&gt;[.$H$3];([.G19]-[.$H$3])*[.$H$2]*[.$H$4];0)" office:value-type="float" office:value="0">
            <text:p>0</text:p>
          </table:table-cell>
          <table:table-cell table:style-name="ce1" table:formula="of:=[.H19]+[.I19]" office:value-type="currency" office:currency="USD" office:value="96.8839715570211">
            <text:p>$96.88</text:p>
          </table:table-cell>
          <table:table-cell/>
        </table:table-row>
        <table:table-row table:style-name="ro1">
          <table:table-cell/>
          <table:table-cell table:style-name="ce2" table:formula="of:=RAND()*50+50" office:value-type="float" office:value="76.6193884424865">
            <text:p>76.62</text:p>
          </table:table-cell>
          <table:table-cell table:formula="of:=IF([.B20]&gt;70;&quot;P&quot;;&quot;F&quot;)" office:value-type="string" office:string-value="P">
            <text:p>P</text:p>
          </table:table-cell>
          <table:table-cell table:formula="of:=IF([.B20]&gt;90;&quot;A&quot;;IF([.B20]&gt;80;&quot;B&quot;;IF([.B20]&gt;70;&quot;C&quot;;IF([.B20]&gt;60;&quot;D&quot;;&quot;F&quot;))))" office:value-type="string" office:string-value="C">
            <text:p>C</text:p>
          </table:table-cell>
          <table:table-cell/>
          <table:table-cell table:style-name="ce2" table:formula="of:=RAND()*12" office:value-type="float" office:value="8.7405439093709">
            <text:p>8.74</text:p>
          </table:table-cell>
          <table:table-cell table:style-name="ce2" table:formula="of:=IF([.F20]&lt;4;4;[.F20])" office:value-type="float" office:value="8.7405439093709">
            <text:p>8.74</text:p>
          </table:table-cell>
          <table:table-cell table:formula="of:=IF([.G20]&lt;8;[.G20]*[.$H$2];[.$H$3]*[.$H$2])" office:value-type="currency" office:currency="USD" office:value="112">
            <text:p>$112.00</text:p>
          </table:table-cell>
          <table:table-cell table:style-name="ce1" table:formula="of:=IF([.G20]&gt;[.$H$3];([.G20]-[.$H$3])*[.$H$2]*[.$H$4];0)" office:value-type="currency" office:currency="USD" office:value="20.7352294623852">
            <text:p>$20.74</text:p>
          </table:table-cell>
          <table:table-cell table:style-name="ce1" table:formula="of:=[.H20]+[.I20]" office:value-type="currency" office:currency="USD" office:value="132.735229462385">
            <text:p>$132.74</text:p>
          </table:table-cell>
          <table:table-cell/>
        </table:table-row>
        <table:table-row table:style-name="ro1">
          <table:table-cell/>
          <table:table-cell table:style-name="ce2" table:formula="of:=RAND()*50+50" office:value-type="float" office:value="81.6501348861493">
            <text:p>81.65</text:p>
          </table:table-cell>
          <table:table-cell table:formula="of:=IF([.B21]&gt;70;&quot;P&quot;;&quot;F&quot;)" office:value-type="string" office:string-value="P">
            <text:p>P</text:p>
          </table:table-cell>
          <table:table-cell table:formula="of:=IF([.B21]&gt;90;&quot;A&quot;;IF([.B21]&gt;80;&quot;B&quot;;IF([.B21]&gt;70;&quot;C&quot;;IF([.B21]&gt;60;&quot;D&quot;;&quot;F&quot;))))" office:value-type="string" office:string-value="B">
            <text:p>B</text:p>
          </table:table-cell>
          <table:table-cell/>
          <table:table-cell table:style-name="ce2" table:formula="of:=RAND()*12" office:value-type="float" office:value="6.57365558668971">
            <text:p>6.57</text:p>
          </table:table-cell>
          <table:table-cell table:style-name="ce2" table:formula="of:=IF([.F21]&lt;4;4;[.F21])" office:value-type="float" office:value="6.57365558668971">
            <text:p>6.57</text:p>
          </table:table-cell>
          <table:table-cell table:formula="of:=IF([.G21]&lt;8;[.G21]*[.$H$2];[.$H$3]*[.$H$2])" office:value-type="currency" office:currency="USD" office:value="92.031178213656">
            <text:p>$92.03</text:p>
          </table:table-cell>
          <table:table-cell table:style-name="ce1" table:formula="of:=IF([.G21]&gt;[.$H$3];([.G21]-[.$H$3])*[.$H$2]*[.$H$4];0)" office:value-type="float" office:value="0">
            <text:p>0</text:p>
          </table:table-cell>
          <table:table-cell table:style-name="ce1" table:formula="of:=[.H21]+[.I21]" office:value-type="currency" office:currency="USD" office:value="92.031178213656">
            <text:p>$92.03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2.48276678100228">
            <text:p>2.48</text:p>
          </table:table-cell>
          <table:table-cell table:style-name="ce2" table:formula="of:=IF([.F22]&lt;4;4;[.F22])" office:value-type="float" office:value="4">
            <text:p>4.00</text:p>
          </table:table-cell>
          <table:table-cell table:formula="of:=IF([.G22]&lt;8;[.G22]*[.$H$2];[.$H$3]*[.$H$2])" office:value-type="currency" office:currency="USD" office:value="56">
            <text:p>$56.00</text:p>
          </table:table-cell>
          <table:table-cell table:style-name="ce1" table:formula="of:=IF([.G22]&gt;[.$H$3];([.G22]-[.$H$3])*[.$H$2]*[.$H$4];0)" office:value-type="float" office:value="0">
            <text:p>0</text:p>
          </table:table-cell>
          <table:table-cell table:style-name="ce1" table:formula="of:=[.H22]+[.I22]" office:value-type="currency" office:currency="USD" office:value="56">
            <text:p>$56.00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8.0150644602254">
            <text:p>8.02</text:p>
          </table:table-cell>
          <table:table-cell table:style-name="ce2" table:formula="of:=IF([.F23]&lt;4;4;[.F23])" office:value-type="float" office:value="8.0150644602254">
            <text:p>8.02</text:p>
          </table:table-cell>
          <table:table-cell table:formula="of:=IF([.G23]&lt;8;[.G23]*[.$H$2];[.$H$3]*[.$H$2])" office:value-type="currency" office:currency="USD" office:value="112">
            <text:p>$112.00</text:p>
          </table:table-cell>
          <table:table-cell table:style-name="ce1" table:formula="of:=IF([.G23]&gt;[.$H$3];([.G23]-[.$H$3])*[.$H$2]*[.$H$4];0)" office:value-type="currency" office:currency="USD" office:value="0.421804886311293">
            <text:p>$0.42</text:p>
          </table:table-cell>
          <table:table-cell table:style-name="ce1" table:formula="of:=[.H23]+[.I23]" office:value-type="currency" office:currency="USD" office:value="112.421804886311">
            <text:p>$112.42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7.22810256946832">
            <text:p>7.23</text:p>
          </table:table-cell>
          <table:table-cell table:style-name="ce2" table:formula="of:=IF([.F24]&lt;4;4;[.F24])" office:value-type="float" office:value="7.22810256946832">
            <text:p>7.23</text:p>
          </table:table-cell>
          <table:table-cell table:formula="of:=IF([.G24]&lt;8;[.G24]*[.$H$2];[.$H$3]*[.$H$2])" office:value-type="currency" office:currency="USD" office:value="101.193435972556">
            <text:p>$101.19</text:p>
          </table:table-cell>
          <table:table-cell table:style-name="ce1" table:formula="of:=IF([.G24]&gt;[.$H$3];([.G24]-[.$H$3])*[.$H$2]*[.$H$4];0)" office:value-type="float" office:value="0">
            <text:p>0</text:p>
          </table:table-cell>
          <table:table-cell table:style-name="ce1" table:formula="of:=[.H24]+[.I24]" office:value-type="currency" office:currency="USD" office:value="101.193435972556">
            <text:p>$101.19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1.52679601125419">
            <text:p>1.53</text:p>
          </table:table-cell>
          <table:table-cell table:style-name="ce2" table:formula="of:=IF([.F25]&lt;4;4;[.F25])" office:value-type="float" office:value="4">
            <text:p>4.00</text:p>
          </table:table-cell>
          <table:table-cell table:formula="of:=IF([.G25]&lt;8;[.G25]*[.$H$2];[.$H$3]*[.$H$2])" office:value-type="currency" office:currency="USD" office:value="56">
            <text:p>$56.00</text:p>
          </table:table-cell>
          <table:table-cell table:style-name="ce1" table:formula="of:=IF([.G25]&gt;[.$H$3];([.G25]-[.$H$3])*[.$H$2]*[.$H$4];0)" office:value-type="float" office:value="0">
            <text:p>0</text:p>
          </table:table-cell>
          <table:table-cell table:style-name="ce1" table:formula="of:=[.H25]+[.I25]" office:value-type="currency" office:currency="USD" office:value="56">
            <text:p>$56.00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7.31236384157091">
            <text:p>7.31</text:p>
          </table:table-cell>
          <table:table-cell table:style-name="ce2" table:formula="of:=IF([.F26]&lt;4;4;[.F26])" office:value-type="float" office:value="7.31236384157091">
            <text:p>7.31</text:p>
          </table:table-cell>
          <table:table-cell table:formula="of:=IF([.G26]&lt;8;[.G26]*[.$H$2];[.$H$3]*[.$H$2])" office:value-type="currency" office:currency="USD" office:value="102.373093781993">
            <text:p>$102.37</text:p>
          </table:table-cell>
          <table:table-cell table:style-name="ce1" table:formula="of:=IF([.G26]&gt;[.$H$3];([.G26]-[.$H$3])*[.$H$2]*[.$H$4];0)" office:value-type="float" office:value="0">
            <text:p>0</text:p>
          </table:table-cell>
          <table:table-cell table:style-name="ce1" table:formula="of:=[.H26]+[.I26]" office:value-type="currency" office:currency="USD" office:value="102.373093781993">
            <text:p>$102.37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9.79668209608644">
            <text:p>9.80</text:p>
          </table:table-cell>
          <table:table-cell table:style-name="ce2" table:formula="of:=IF([.F27]&lt;4;4;[.F27])" office:value-type="float" office:value="9.79668209608644">
            <text:p>9.80</text:p>
          </table:table-cell>
          <table:table-cell table:formula="of:=IF([.G27]&lt;8;[.G27]*[.$H$2];[.$H$3]*[.$H$2])" office:value-type="currency" office:currency="USD" office:value="112">
            <text:p>$112.00</text:p>
          </table:table-cell>
          <table:table-cell table:style-name="ce1" table:formula="of:=IF([.G27]&gt;[.$H$3];([.G27]-[.$H$3])*[.$H$2]*[.$H$4];0)" office:value-type="currency" office:currency="USD" office:value="50.3070986904204">
            <text:p>$50.31</text:p>
          </table:table-cell>
          <table:table-cell table:style-name="ce1" table:formula="of:=[.H27]+[.I27]" office:value-type="currency" office:currency="USD" office:value="162.30709869042">
            <text:p>$162.31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9.02636855654419">
            <text:p>9.03</text:p>
          </table:table-cell>
          <table:table-cell table:style-name="ce2" table:formula="of:=IF([.F28]&lt;4;4;[.F28])" office:value-type="float" office:value="9.02636855654419">
            <text:p>9.03</text:p>
          </table:table-cell>
          <table:table-cell table:formula="of:=IF([.G28]&lt;8;[.G28]*[.$H$2];[.$H$3]*[.$H$2])" office:value-type="currency" office:currency="USD" office:value="112">
            <text:p>$112.00</text:p>
          </table:table-cell>
          <table:table-cell table:style-name="ce1" table:formula="of:=IF([.G28]&gt;[.$H$3];([.G28]-[.$H$3])*[.$H$2]*[.$H$4];0)" office:value-type="currency" office:currency="USD" office:value="28.7383195832372">
            <text:p>$28.74</text:p>
          </table:table-cell>
          <table:table-cell table:style-name="ce1" table:formula="of:=[.H28]+[.I28]" office:value-type="currency" office:currency="USD" office:value="140.738319583237">
            <text:p>$140.74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10.5831863991916">
            <text:p>10.58</text:p>
          </table:table-cell>
          <table:table-cell table:style-name="ce2" table:formula="of:=IF([.F29]&lt;4;4;[.F29])" office:value-type="float" office:value="10.5831863991916">
            <text:p>10.58</text:p>
          </table:table-cell>
          <table:table-cell table:formula="of:=IF([.G29]&lt;8;[.G29]*[.$H$2];[.$H$3]*[.$H$2])" office:value-type="currency" office:currency="USD" office:value="112">
            <text:p>$112.00</text:p>
          </table:table-cell>
          <table:table-cell table:style-name="ce1" table:formula="of:=IF([.G29]&gt;[.$H$3];([.G29]-[.$H$3])*[.$H$2]*[.$H$4];0)" office:value-type="currency" office:currency="USD" office:value="72.3292191773653">
            <text:p>$72.33</text:p>
          </table:table-cell>
          <table:table-cell table:style-name="ce1" table:formula="of:=[.H29]+[.I29]" office:value-type="currency" office:currency="USD" office:value="184.329219177365">
            <text:p>$184.33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9.55617967341095">
            <text:p>9.56</text:p>
          </table:table-cell>
          <table:table-cell table:style-name="ce2" table:formula="of:=IF([.F30]&lt;4;4;[.F30])" office:value-type="float" office:value="9.55617967341095">
            <text:p>9.56</text:p>
          </table:table-cell>
          <table:table-cell table:formula="of:=IF([.G30]&lt;8;[.G30]*[.$H$2];[.$H$3]*[.$H$2])" office:value-type="currency" office:currency="USD" office:value="112">
            <text:p>$112.00</text:p>
          </table:table-cell>
          <table:table-cell table:style-name="ce1" table:formula="of:=IF([.G30]&gt;[.$H$3];([.G30]-[.$H$3])*[.$H$2]*[.$H$4];0)" office:value-type="currency" office:currency="USD" office:value="43.5730308555067">
            <text:p>$43.57</text:p>
          </table:table-cell>
          <table:table-cell table:style-name="ce1" table:formula="of:=[.H30]+[.I30]" office:value-type="currency" office:currency="USD" office:value="155.573030855507">
            <text:p>$155.57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9.95774543657899">
            <text:p>9.96</text:p>
          </table:table-cell>
          <table:table-cell table:style-name="ce2" table:formula="of:=IF([.F31]&lt;4;4;[.F31])" office:value-type="float" office:value="9.95774543657899">
            <text:p>9.96</text:p>
          </table:table-cell>
          <table:table-cell table:formula="of:=IF([.G31]&lt;8;[.G31]*[.$H$2];[.$H$3]*[.$H$2])" office:value-type="currency" office:currency="USD" office:value="112">
            <text:p>$112.00</text:p>
          </table:table-cell>
          <table:table-cell table:style-name="ce1" table:formula="of:=IF([.G31]&gt;[.$H$3];([.G31]-[.$H$3])*[.$H$2]*[.$H$4];0)" office:value-type="currency" office:currency="USD" office:value="54.8168722242117">
            <text:p>$54.82</text:p>
          </table:table-cell>
          <table:table-cell table:style-name="ce1" table:formula="of:=[.H31]+[.I31]" office:value-type="currency" office:currency="USD" office:value="166.816872224212">
            <text:p>$166.82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8.9772223290056">
            <text:p>8.98</text:p>
          </table:table-cell>
          <table:table-cell table:style-name="ce2" table:formula="of:=IF([.F32]&lt;4;4;[.F32])" office:value-type="float" office:value="8.9772223290056">
            <text:p>8.98</text:p>
          </table:table-cell>
          <table:table-cell table:formula="of:=IF([.G32]&lt;8;[.G32]*[.$H$2];[.$H$3]*[.$H$2])" office:value-type="currency" office:currency="USD" office:value="112">
            <text:p>$112.00</text:p>
          </table:table-cell>
          <table:table-cell table:style-name="ce1" table:formula="of:=IF([.G32]&gt;[.$H$3];([.G32]-[.$H$3])*[.$H$2]*[.$H$4];0)" office:value-type="currency" office:currency="USD" office:value="27.3622252121568">
            <text:p>$27.36</text:p>
          </table:table-cell>
          <table:table-cell table:style-name="ce1" table:formula="of:=[.H32]+[.I32]" office:value-type="currency" office:currency="USD" office:value="139.362225212157">
            <text:p>$139.36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5.99823609553278">
            <text:p>6.00</text:p>
          </table:table-cell>
          <table:table-cell table:style-name="ce2" table:formula="of:=IF([.F33]&lt;4;4;[.F33])" office:value-type="float" office:value="5.99823609553278">
            <text:p>6.00</text:p>
          </table:table-cell>
          <table:table-cell table:formula="of:=IF([.G33]&lt;8;[.G33]*[.$H$2];[.$H$3]*[.$H$2])" office:value-type="currency" office:currency="USD" office:value="83.9753053374588">
            <text:p>$83.98</text:p>
          </table:table-cell>
          <table:table-cell table:style-name="ce1" table:formula="of:=IF([.G33]&gt;[.$H$3];([.G33]-[.$H$3])*[.$H$2]*[.$H$4];0)" office:value-type="float" office:value="0">
            <text:p>0</text:p>
          </table:table-cell>
          <table:table-cell table:style-name="ce1" table:formula="of:=[.H33]+[.I33]" office:value-type="currency" office:currency="USD" office:value="83.9753053374588">
            <text:p>$83.98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2.11457558814436">
            <text:p>2.11</text:p>
          </table:table-cell>
          <table:table-cell table:style-name="ce2" table:formula="of:=IF([.F34]&lt;4;4;[.F34])" office:value-type="float" office:value="4">
            <text:p>4.00</text:p>
          </table:table-cell>
          <table:table-cell table:formula="of:=IF([.G34]&lt;8;[.G34]*[.$H$2];[.$H$3]*[.$H$2])" office:value-type="currency" office:currency="USD" office:value="56">
            <text:p>$56.00</text:p>
          </table:table-cell>
          <table:table-cell table:style-name="ce1" table:formula="of:=IF([.G34]&gt;[.$H$3];([.G34]-[.$H$3])*[.$H$2]*[.$H$4];0)" office:value-type="float" office:value="0">
            <text:p>0</text:p>
          </table:table-cell>
          <table:table-cell table:style-name="ce1" table:formula="of:=[.H34]+[.I34]" office:value-type="currency" office:currency="USD" office:value="56">
            <text:p>$56.00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7.47202043049037">
            <text:p>7.47</text:p>
          </table:table-cell>
          <table:table-cell table:style-name="ce2" table:formula="of:=IF([.F35]&lt;4;4;[.F35])" office:value-type="float" office:value="7.47202043049037">
            <text:p>7.47</text:p>
          </table:table-cell>
          <table:table-cell table:formula="of:=IF([.G35]&lt;8;[.G35]*[.$H$2];[.$H$3]*[.$H$2])" office:value-type="currency" office:currency="USD" office:value="104.608286026865">
            <text:p>$104.61</text:p>
          </table:table-cell>
          <table:table-cell table:style-name="ce1" table:formula="of:=IF([.G35]&gt;[.$H$3];([.G35]-[.$H$3])*[.$H$2]*[.$H$4];0)" office:value-type="float" office:value="0">
            <text:p>0</text:p>
          </table:table-cell>
          <table:table-cell table:style-name="ce1" table:formula="of:=[.H35]+[.I35]" office:value-type="currency" office:currency="USD" office:value="104.608286026865">
            <text:p>$104.61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10.8658042335883">
            <text:p>10.87</text:p>
          </table:table-cell>
          <table:table-cell table:style-name="ce2" table:formula="of:=IF([.F36]&lt;4;4;[.F36])" office:value-type="float" office:value="10.8658042335883">
            <text:p>10.87</text:p>
          </table:table-cell>
          <table:table-cell table:formula="of:=IF([.G36]&lt;8;[.G36]*[.$H$2];[.$H$3]*[.$H$2])" office:value-type="currency" office:currency="USD" office:value="112">
            <text:p>$112.00</text:p>
          </table:table-cell>
          <table:table-cell table:style-name="ce1" table:formula="of:=IF([.G36]&gt;[.$H$3];([.G36]-[.$H$3])*[.$H$2]*[.$H$4];0)" office:value-type="currency" office:currency="USD" office:value="80.2425185404718">
            <text:p>$80.24</text:p>
          </table:table-cell>
          <table:table-cell table:style-name="ce1" table:formula="of:=[.H36]+[.I36]" office:value-type="currency" office:currency="USD" office:value="192.242518540472">
            <text:p>$192.24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2.93357473332435">
            <text:p>2.93</text:p>
          </table:table-cell>
          <table:table-cell table:style-name="ce2" table:formula="of:=IF([.F37]&lt;4;4;[.F37])" office:value-type="float" office:value="4">
            <text:p>4.00</text:p>
          </table:table-cell>
          <table:table-cell table:formula="of:=IF([.G37]&lt;8;[.G37]*[.$H$2];[.$H$3]*[.$H$2])" office:value-type="currency" office:currency="USD" office:value="56">
            <text:p>$56.00</text:p>
          </table:table-cell>
          <table:table-cell table:style-name="ce1" table:formula="of:=IF([.G37]&gt;[.$H$3];([.G37]-[.$H$3])*[.$H$2]*[.$H$4];0)" office:value-type="float" office:value="0">
            <text:p>0</text:p>
          </table:table-cell>
          <table:table-cell table:style-name="ce1" table:formula="of:=[.H37]+[.I37]" office:value-type="currency" office:currency="USD" office:value="56">
            <text:p>$56.00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7.82999900914729">
            <text:p>7.83</text:p>
          </table:table-cell>
          <table:table-cell table:style-name="ce2" table:formula="of:=IF([.F38]&lt;4;4;[.F38])" office:value-type="float" office:value="7.82999900914729">
            <text:p>7.83</text:p>
          </table:table-cell>
          <table:table-cell table:formula="of:=IF([.G38]&lt;8;[.G38]*[.$H$2];[.$H$3]*[.$H$2])" office:value-type="currency" office:currency="USD" office:value="109.619986128062">
            <text:p>$109.62</text:p>
          </table:table-cell>
          <table:table-cell table:style-name="ce1" table:formula="of:=IF([.G38]&gt;[.$H$3];([.G38]-[.$H$3])*[.$H$2]*[.$H$4];0)" office:value-type="float" office:value="0">
            <text:p>0</text:p>
          </table:table-cell>
          <table:table-cell table:style-name="ce1" table:formula="of:=[.H38]+[.I38]" office:value-type="currency" office:currency="USD" office:value="109.619986128062">
            <text:p>$109.62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1.43165655434132">
            <text:p>1.43</text:p>
          </table:table-cell>
          <table:table-cell table:style-name="ce2" table:formula="of:=IF([.F39]&lt;4;4;[.F39])" office:value-type="float" office:value="4">
            <text:p>4.00</text:p>
          </table:table-cell>
          <table:table-cell table:formula="of:=IF([.G39]&lt;8;[.G39]*[.$H$2];[.$H$3]*[.$H$2])" office:value-type="currency" office:currency="USD" office:value="56">
            <text:p>$56.00</text:p>
          </table:table-cell>
          <table:table-cell table:style-name="ce1" table:formula="of:=IF([.G39]&gt;[.$H$3];([.G39]-[.$H$3])*[.$H$2]*[.$H$4];0)" office:value-type="float" office:value="0">
            <text:p>0</text:p>
          </table:table-cell>
          <table:table-cell table:style-name="ce1" table:formula="of:=[.H39]+[.I39]" office:value-type="currency" office:currency="USD" office:value="56">
            <text:p>$56.00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9.59366037044674">
            <text:p>9.59</text:p>
          </table:table-cell>
          <table:table-cell table:style-name="ce2" table:formula="of:=IF([.F40]&lt;4;4;[.F40])" office:value-type="float" office:value="9.59366037044674">
            <text:p>9.59</text:p>
          </table:table-cell>
          <table:table-cell table:formula="of:=IF([.G40]&lt;8;[.G40]*[.$H$2];[.$H$3]*[.$H$2])" office:value-type="currency" office:currency="USD" office:value="112">
            <text:p>$112.00</text:p>
          </table:table-cell>
          <table:table-cell table:style-name="ce1" table:formula="of:=IF([.G40]&gt;[.$H$3];([.G40]-[.$H$3])*[.$H$2]*[.$H$4];0)" office:value-type="currency" office:currency="USD" office:value="44.6224903725088">
            <text:p>$44.62</text:p>
          </table:table-cell>
          <table:table-cell table:style-name="ce1" table:formula="of:=[.H40]+[.I40]" office:value-type="currency" office:currency="USD" office:value="156.622490372509">
            <text:p>$156.62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6.19270496070385">
            <text:p>6.19</text:p>
          </table:table-cell>
          <table:table-cell table:style-name="ce2" table:formula="of:=IF([.F41]&lt;4;4;[.F41])" office:value-type="float" office:value="6.19270496070385">
            <text:p>6.19</text:p>
          </table:table-cell>
          <table:table-cell table:formula="of:=IF([.G41]&lt;8;[.G41]*[.$H$2];[.$H$3]*[.$H$2])" office:value-type="currency" office:currency="USD" office:value="86.6978694498539">
            <text:p>$86.70</text:p>
          </table:table-cell>
          <table:table-cell table:style-name="ce1" table:formula="of:=IF([.G41]&gt;[.$H$3];([.G41]-[.$H$3])*[.$H$2]*[.$H$4];0)" office:value-type="float" office:value="0">
            <text:p>0</text:p>
          </table:table-cell>
          <table:table-cell table:style-name="ce1" table:formula="of:=[.H41]+[.I41]" office:value-type="currency" office:currency="USD" office:value="86.6978694498539">
            <text:p>$86.70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2.99084625206888">
            <text:p>2.99</text:p>
          </table:table-cell>
          <table:table-cell table:style-name="ce2" table:formula="of:=IF([.F42]&lt;4;4;[.F42])" office:value-type="float" office:value="4">
            <text:p>4.00</text:p>
          </table:table-cell>
          <table:table-cell table:formula="of:=IF([.G42]&lt;8;[.G42]*[.$H$2];[.$H$3]*[.$H$2])" office:value-type="currency" office:currency="USD" office:value="56">
            <text:p>$56.00</text:p>
          </table:table-cell>
          <table:table-cell table:style-name="ce1" table:formula="of:=IF([.G42]&gt;[.$H$3];([.G42]-[.$H$3])*[.$H$2]*[.$H$4];0)" office:value-type="float" office:value="0">
            <text:p>0</text:p>
          </table:table-cell>
          <table:table-cell table:style-name="ce1" table:formula="of:=[.H42]+[.I42]" office:value-type="currency" office:currency="USD" office:value="56">
            <text:p>$56.00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6.07481717504561">
            <text:p>6.07</text:p>
          </table:table-cell>
          <table:table-cell table:style-name="ce2" table:formula="of:=IF([.F43]&lt;4;4;[.F43])" office:value-type="float" office:value="6.07481717504561">
            <text:p>6.07</text:p>
          </table:table-cell>
          <table:table-cell table:formula="of:=IF([.G43]&lt;8;[.G43]*[.$H$2];[.$H$3]*[.$H$2])" office:value-type="currency" office:currency="USD" office:value="85.0474404506385">
            <text:p>$85.05</text:p>
          </table:table-cell>
          <table:table-cell table:style-name="ce1" table:formula="of:=IF([.G43]&gt;[.$H$3];([.G43]-[.$H$3])*[.$H$2]*[.$H$4];0)" office:value-type="float" office:value="0">
            <text:p>0</text:p>
          </table:table-cell>
          <table:table-cell table:style-name="ce1" table:formula="of:=[.H43]+[.I43]" office:value-type="currency" office:currency="USD" office:value="85.0474404506385">
            <text:p>$85.05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7.64195457100868">
            <text:p>7.64</text:p>
          </table:table-cell>
          <table:table-cell table:style-name="ce2" table:formula="of:=IF([.F44]&lt;4;4;[.F44])" office:value-type="float" office:value="7.64195457100868">
            <text:p>7.64</text:p>
          </table:table-cell>
          <table:table-cell table:formula="of:=IF([.G44]&lt;8;[.G44]*[.$H$2];[.$H$3]*[.$H$2])" office:value-type="currency" office:currency="USD" office:value="106.987363994122">
            <text:p>$106.99</text:p>
          </table:table-cell>
          <table:table-cell table:style-name="ce1" table:formula="of:=IF([.G44]&gt;[.$H$3];([.G44]-[.$H$3])*[.$H$2]*[.$H$4];0)" office:value-type="float" office:value="0">
            <text:p>0</text:p>
          </table:table-cell>
          <table:table-cell table:style-name="ce1" table:formula="of:=[.H44]+[.I44]" office:value-type="currency" office:currency="USD" office:value="106.987363994122">
            <text:p>$106.99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6.82558754179627">
            <text:p>6.83</text:p>
          </table:table-cell>
          <table:table-cell table:style-name="ce2" table:formula="of:=IF([.F45]&lt;4;4;[.F45])" office:value-type="float" office:value="6.82558754179627">
            <text:p>6.83</text:p>
          </table:table-cell>
          <table:table-cell table:formula="of:=IF([.G45]&lt;8;[.G45]*[.$H$2];[.$H$3]*[.$H$2])" office:value-type="currency" office:currency="USD" office:value="95.5582255851477">
            <text:p>$95.56</text:p>
          </table:table-cell>
          <table:table-cell table:style-name="ce1" table:formula="of:=IF([.G45]&gt;[.$H$3];([.G45]-[.$H$3])*[.$H$2]*[.$H$4];0)" office:value-type="float" office:value="0">
            <text:p>0</text:p>
          </table:table-cell>
          <table:table-cell table:style-name="ce1" table:formula="of:=[.H45]+[.I45]" office:value-type="currency" office:currency="USD" office:value="95.5582255851477">
            <text:p>$95.56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10.8843073435128">
            <text:p>10.88</text:p>
          </table:table-cell>
          <table:table-cell table:style-name="ce2" table:formula="of:=IF([.F46]&lt;4;4;[.F46])" office:value-type="float" office:value="10.8843073435128">
            <text:p>10.88</text:p>
          </table:table-cell>
          <table:table-cell table:formula="of:=IF([.G46]&lt;8;[.G46]*[.$H$2];[.$H$3]*[.$H$2])" office:value-type="currency" office:currency="USD" office:value="112">
            <text:p>$112.00</text:p>
          </table:table-cell>
          <table:table-cell table:style-name="ce1" table:formula="of:=IF([.G46]&gt;[.$H$3];([.G46]-[.$H$3])*[.$H$2]*[.$H$4];0)" office:value-type="currency" office:currency="USD" office:value="80.7606056183577">
            <text:p>$80.76</text:p>
          </table:table-cell>
          <table:table-cell table:style-name="ce1" table:formula="of:=[.H46]+[.I46]" office:value-type="currency" office:currency="USD" office:value="192.760605618358">
            <text:p>$192.76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0.608759254217148">
            <text:p>0.61</text:p>
          </table:table-cell>
          <table:table-cell table:style-name="ce2" table:formula="of:=IF([.F47]&lt;4;4;[.F47])" office:value-type="float" office:value="4">
            <text:p>4.00</text:p>
          </table:table-cell>
          <table:table-cell table:formula="of:=IF([.G47]&lt;8;[.G47]*[.$H$2];[.$H$3]*[.$H$2])" office:value-type="currency" office:currency="USD" office:value="56">
            <text:p>$56.00</text:p>
          </table:table-cell>
          <table:table-cell table:style-name="ce1" table:formula="of:=IF([.G47]&gt;[.$H$3];([.G47]-[.$H$3])*[.$H$2]*[.$H$4];0)" office:value-type="float" office:value="0">
            <text:p>0</text:p>
          </table:table-cell>
          <table:table-cell table:style-name="ce1" table:formula="of:=[.H47]+[.I47]" office:value-type="currency" office:currency="USD" office:value="56">
            <text:p>$56.00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9.38368338346481">
            <text:p>9.38</text:p>
          </table:table-cell>
          <table:table-cell table:style-name="ce2" table:formula="of:=IF([.F48]&lt;4;4;[.F48])" office:value-type="float" office:value="9.38368338346481">
            <text:p>9.38</text:p>
          </table:table-cell>
          <table:table-cell table:formula="of:=IF([.G48]&lt;8;[.G48]*[.$H$2];[.$H$3]*[.$H$2])" office:value-type="currency" office:currency="USD" office:value="112">
            <text:p>$112.00</text:p>
          </table:table-cell>
          <table:table-cell table:style-name="ce1" table:formula="of:=IF([.G48]&gt;[.$H$3];([.G48]-[.$H$3])*[.$H$2]*[.$H$4];0)" office:value-type="currency" office:currency="USD" office:value="38.7431347370148">
            <text:p>$38.74</text:p>
          </table:table-cell>
          <table:table-cell table:style-name="ce1" table:formula="of:=[.H48]+[.I48]" office:value-type="currency" office:currency="USD" office:value="150.743134737015">
            <text:p>$150.74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11.1833730395883">
            <text:p>11.18</text:p>
          </table:table-cell>
          <table:table-cell table:style-name="ce2" table:formula="of:=IF([.F49]&lt;4;4;[.F49])" office:value-type="float" office:value="11.1833730395883">
            <text:p>11.18</text:p>
          </table:table-cell>
          <table:table-cell table:formula="of:=IF([.G49]&lt;8;[.G49]*[.$H$2];[.$H$3]*[.$H$2])" office:value-type="currency" office:currency="USD" office:value="112">
            <text:p>$112.00</text:p>
          </table:table-cell>
          <table:table-cell table:style-name="ce1" table:formula="of:=IF([.G49]&gt;[.$H$3];([.G49]-[.$H$3])*[.$H$2]*[.$H$4];0)" office:value-type="currency" office:currency="USD" office:value="89.1344451084733">
            <text:p>$89.13</text:p>
          </table:table-cell>
          <table:table-cell table:style-name="ce1" table:formula="of:=[.H49]+[.I49]" office:value-type="currency" office:currency="USD" office:value="201.134445108473">
            <text:p>$201.13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0.15704522933811">
            <text:p>0.16</text:p>
          </table:table-cell>
          <table:table-cell table:style-name="ce2" table:formula="of:=IF([.F50]&lt;4;4;[.F50])" office:value-type="float" office:value="4">
            <text:p>4.00</text:p>
          </table:table-cell>
          <table:table-cell table:formula="of:=IF([.G50]&lt;8;[.G50]*[.$H$2];[.$H$3]*[.$H$2])" office:value-type="currency" office:currency="USD" office:value="56">
            <text:p>$56.00</text:p>
          </table:table-cell>
          <table:table-cell table:style-name="ce1" table:formula="of:=IF([.G50]&gt;[.$H$3];([.G50]-[.$H$3])*[.$H$2]*[.$H$4];0)" office:value-type="float" office:value="0">
            <text:p>0</text:p>
          </table:table-cell>
          <table:table-cell table:style-name="ce1" table:formula="of:=[.H50]+[.I50]" office:value-type="currency" office:currency="USD" office:value="56">
            <text:p>$56.00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3.47321762144566">
            <text:p>3.47</text:p>
          </table:table-cell>
          <table:table-cell table:style-name="ce2" table:formula="of:=IF([.F51]&lt;4;4;[.F51])" office:value-type="float" office:value="4">
            <text:p>4.00</text:p>
          </table:table-cell>
          <table:table-cell table:formula="of:=IF([.G51]&lt;8;[.G51]*[.$H$2];[.$H$3]*[.$H$2])" office:value-type="currency" office:currency="USD" office:value="56">
            <text:p>$56.00</text:p>
          </table:table-cell>
          <table:table-cell table:style-name="ce1" table:formula="of:=IF([.G51]&gt;[.$H$3];([.G51]-[.$H$3])*[.$H$2]*[.$H$4];0)" office:value-type="float" office:value="0">
            <text:p>0</text:p>
          </table:table-cell>
          <table:table-cell table:style-name="ce1" table:formula="of:=[.H51]+[.I51]" office:value-type="currency" office:currency="USD" office:value="56">
            <text:p>$56.00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1.66681878548116">
            <text:p>1.67</text:p>
          </table:table-cell>
          <table:table-cell table:style-name="ce2" table:formula="of:=IF([.F52]&lt;4;4;[.F52])" office:value-type="float" office:value="4">
            <text:p>4.00</text:p>
          </table:table-cell>
          <table:table-cell table:formula="of:=IF([.G52]&lt;8;[.G52]*[.$H$2];[.$H$3]*[.$H$2])" office:value-type="currency" office:currency="USD" office:value="56">
            <text:p>$56.00</text:p>
          </table:table-cell>
          <table:table-cell table:style-name="ce1" table:formula="of:=IF([.G52]&gt;[.$H$3];([.G52]-[.$H$3])*[.$H$2]*[.$H$4];0)" office:value-type="float" office:value="0">
            <text:p>0</text:p>
          </table:table-cell>
          <table:table-cell table:style-name="ce1" table:formula="of:=[.H52]+[.I52]" office:value-type="currency" office:currency="USD" office:value="56">
            <text:p>$56.00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11.1100283414125">
            <text:p>11.11</text:p>
          </table:table-cell>
          <table:table-cell table:style-name="ce2" table:formula="of:=IF([.F53]&lt;4;4;[.F53])" office:value-type="float" office:value="11.1100283414125">
            <text:p>11.11</text:p>
          </table:table-cell>
          <table:table-cell table:formula="of:=IF([.G53]&lt;8;[.G53]*[.$H$2];[.$H$3]*[.$H$2])" office:value-type="currency" office:currency="USD" office:value="112">
            <text:p>$112.00</text:p>
          </table:table-cell>
          <table:table-cell table:style-name="ce1" table:formula="of:=IF([.G53]&gt;[.$H$3];([.G53]-[.$H$3])*[.$H$2]*[.$H$4];0)" office:value-type="currency" office:currency="USD" office:value="87.0807935595512">
            <text:p>$87.08</text:p>
          </table:table-cell>
          <table:table-cell table:style-name="ce1" table:formula="of:=[.H53]+[.I53]" office:value-type="currency" office:currency="USD" office:value="199.080793559551">
            <text:p>$199.08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7.29824645072222">
            <text:p>7.30</text:p>
          </table:table-cell>
          <table:table-cell table:style-name="ce2" table:formula="of:=IF([.F54]&lt;4;4;[.F54])" office:value-type="float" office:value="7.29824645072222">
            <text:p>7.30</text:p>
          </table:table-cell>
          <table:table-cell table:formula="of:=IF([.G54]&lt;8;[.G54]*[.$H$2];[.$H$3]*[.$H$2])" office:value-type="currency" office:currency="USD" office:value="102.175450310111">
            <text:p>$102.18</text:p>
          </table:table-cell>
          <table:table-cell table:style-name="ce1" table:formula="of:=IF([.G54]&gt;[.$H$3];([.G54]-[.$H$3])*[.$H$2]*[.$H$4];0)" office:value-type="float" office:value="0">
            <text:p>0</text:p>
          </table:table-cell>
          <table:table-cell table:style-name="ce1" table:formula="of:=[.H54]+[.I54]" office:value-type="currency" office:currency="USD" office:value="102.175450310111">
            <text:p>$102.18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0.344610057771206">
            <text:p>0.34</text:p>
          </table:table-cell>
          <table:table-cell table:style-name="ce2" table:formula="of:=IF([.F55]&lt;4;4;[.F55])" office:value-type="float" office:value="4">
            <text:p>4.00</text:p>
          </table:table-cell>
          <table:table-cell table:formula="of:=IF([.G55]&lt;8;[.G55]*[.$H$2];[.$H$3]*[.$H$2])" office:value-type="currency" office:currency="USD" office:value="56">
            <text:p>$56.00</text:p>
          </table:table-cell>
          <table:table-cell table:style-name="ce1" table:formula="of:=IF([.G55]&gt;[.$H$3];([.G55]-[.$H$3])*[.$H$2]*[.$H$4];0)" office:value-type="float" office:value="0">
            <text:p>0</text:p>
          </table:table-cell>
          <table:table-cell table:style-name="ce1" table:formula="of:=[.H55]+[.I55]" office:value-type="currency" office:currency="USD" office:value="56">
            <text:p>$56.00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5.48620410449803">
            <text:p>5.49</text:p>
          </table:table-cell>
          <table:table-cell table:style-name="ce2" table:formula="of:=IF([.F56]&lt;4;4;[.F56])" office:value-type="float" office:value="5.48620410449803">
            <text:p>5.49</text:p>
          </table:table-cell>
          <table:table-cell table:formula="of:=IF([.G56]&lt;8;[.G56]*[.$H$2];[.$H$3]*[.$H$2])" office:value-type="currency" office:currency="USD" office:value="76.8068574629724">
            <text:p>$76.81</text:p>
          </table:table-cell>
          <table:table-cell table:style-name="ce1" table:formula="of:=IF([.G56]&gt;[.$H$3];([.G56]-[.$H$3])*[.$H$2]*[.$H$4];0)" office:value-type="float" office:value="0">
            <text:p>0</text:p>
          </table:table-cell>
          <table:table-cell table:style-name="ce1" table:formula="of:=[.H56]+[.I56]" office:value-type="currency" office:currency="USD" office:value="76.8068574629724">
            <text:p>$76.81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8.61674574483186">
            <text:p>8.62</text:p>
          </table:table-cell>
          <table:table-cell table:style-name="ce2" table:formula="of:=IF([.F57]&lt;4;4;[.F57])" office:value-type="float" office:value="8.61674574483186">
            <text:p>8.62</text:p>
          </table:table-cell>
          <table:table-cell table:formula="of:=IF([.G57]&lt;8;[.G57]*[.$H$2];[.$H$3]*[.$H$2])" office:value-type="currency" office:currency="USD" office:value="112">
            <text:p>$112.00</text:p>
          </table:table-cell>
          <table:table-cell table:style-name="ce1" table:formula="of:=IF([.G57]&gt;[.$H$3];([.G57]-[.$H$3])*[.$H$2]*[.$H$4];0)" office:value-type="currency" office:currency="USD" office:value="17.2688808552921">
            <text:p>$17.27</text:p>
          </table:table-cell>
          <table:table-cell table:style-name="ce1" table:formula="of:=[.H57]+[.I57]" office:value-type="currency" office:currency="USD" office:value="129.268880855292">
            <text:p>$129.27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4.40561831463128">
            <text:p>4.41</text:p>
          </table:table-cell>
          <table:table-cell table:style-name="ce2" table:formula="of:=IF([.F58]&lt;4;4;[.F58])" office:value-type="float" office:value="4.40561831463128">
            <text:p>4.41</text:p>
          </table:table-cell>
          <table:table-cell table:formula="of:=IF([.G58]&lt;8;[.G58]*[.$H$2];[.$H$3]*[.$H$2])" office:value-type="currency" office:currency="USD" office:value="61.678656404838">
            <text:p>$61.68</text:p>
          </table:table-cell>
          <table:table-cell table:style-name="ce1" table:formula="of:=IF([.G58]&gt;[.$H$3];([.G58]-[.$H$3])*[.$H$2]*[.$H$4];0)" office:value-type="float" office:value="0">
            <text:p>0</text:p>
          </table:table-cell>
          <table:table-cell table:style-name="ce1" table:formula="of:=[.H58]+[.I58]" office:value-type="currency" office:currency="USD" office:value="61.678656404838">
            <text:p>$61.68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5.39596194215119">
            <text:p>5.40</text:p>
          </table:table-cell>
          <table:table-cell table:style-name="ce2" table:formula="of:=IF([.F59]&lt;4;4;[.F59])" office:value-type="float" office:value="5.39596194215119">
            <text:p>5.40</text:p>
          </table:table-cell>
          <table:table-cell table:formula="of:=IF([.G59]&lt;8;[.G59]*[.$H$2];[.$H$3]*[.$H$2])" office:value-type="currency" office:currency="USD" office:value="75.5434671901166">
            <text:p>$75.54</text:p>
          </table:table-cell>
          <table:table-cell table:style-name="ce1" table:formula="of:=IF([.G59]&gt;[.$H$3];([.G59]-[.$H$3])*[.$H$2]*[.$H$4];0)" office:value-type="float" office:value="0">
            <text:p>0</text:p>
          </table:table-cell>
          <table:table-cell table:style-name="ce1" table:formula="of:=[.H59]+[.I59]" office:value-type="currency" office:currency="USD" office:value="75.5434671901166">
            <text:p>$75.54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7.80986887402833">
            <text:p>7.81</text:p>
          </table:table-cell>
          <table:table-cell table:style-name="ce2" table:formula="of:=IF([.F60]&lt;4;4;[.F60])" office:value-type="float" office:value="7.80986887402833">
            <text:p>7.81</text:p>
          </table:table-cell>
          <table:table-cell table:formula="of:=IF([.G60]&lt;8;[.G60]*[.$H$2];[.$H$3]*[.$H$2])" office:value-type="currency" office:currency="USD" office:value="109.338164236397">
            <text:p>$109.34</text:p>
          </table:table-cell>
          <table:table-cell table:style-name="ce1" table:formula="of:=IF([.G60]&gt;[.$H$3];([.G60]-[.$H$3])*[.$H$2]*[.$H$4];0)" office:value-type="float" office:value="0">
            <text:p>0</text:p>
          </table:table-cell>
          <table:table-cell table:style-name="ce1" table:formula="of:=[.H60]+[.I60]" office:value-type="currency" office:currency="USD" office:value="109.338164236397">
            <text:p>$109.34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10.6186866564676">
            <text:p>10.62</text:p>
          </table:table-cell>
          <table:table-cell table:style-name="ce2" table:formula="of:=IF([.F61]&lt;4;4;[.F61])" office:value-type="float" office:value="10.6186866564676">
            <text:p>10.62</text:p>
          </table:table-cell>
          <table:table-cell table:formula="of:=IF([.G61]&lt;8;[.G61]*[.$H$2];[.$H$3]*[.$H$2])" office:value-type="currency" office:currency="USD" office:value="112">
            <text:p>$112.00</text:p>
          </table:table-cell>
          <table:table-cell table:style-name="ce1" table:formula="of:=IF([.G61]&gt;[.$H$3];([.G61]-[.$H$3])*[.$H$2]*[.$H$4];0)" office:value-type="currency" office:currency="USD" office:value="73.3232263810933">
            <text:p>$73.32</text:p>
          </table:table-cell>
          <table:table-cell table:style-name="ce1" table:formula="of:=[.H61]+[.I61]" office:value-type="currency" office:currency="USD" office:value="185.323226381093">
            <text:p>$185.32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8.57191869523376">
            <text:p>8.57</text:p>
          </table:table-cell>
          <table:table-cell table:style-name="ce2" table:formula="of:=IF([.F62]&lt;4;4;[.F62])" office:value-type="float" office:value="8.57191869523376">
            <text:p>8.57</text:p>
          </table:table-cell>
          <table:table-cell table:formula="of:=IF([.G62]&lt;8;[.G62]*[.$H$2];[.$H$3]*[.$H$2])" office:value-type="currency" office:currency="USD" office:value="112">
            <text:p>$112.00</text:p>
          </table:table-cell>
          <table:table-cell table:style-name="ce1" table:formula="of:=IF([.G62]&gt;[.$H$3];([.G62]-[.$H$3])*[.$H$2]*[.$H$4];0)" office:value-type="currency" office:currency="USD" office:value="16.0137234665453">
            <text:p>$16.01</text:p>
          </table:table-cell>
          <table:table-cell table:style-name="ce1" table:formula="of:=[.H62]+[.I62]" office:value-type="currency" office:currency="USD" office:value="128.013723466545">
            <text:p>$128.01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10.022877487354">
            <text:p>10.02</text:p>
          </table:table-cell>
          <table:table-cell table:style-name="ce2" table:formula="of:=IF([.F63]&lt;4;4;[.F63])" office:value-type="float" office:value="10.022877487354">
            <text:p>10.02</text:p>
          </table:table-cell>
          <table:table-cell table:formula="of:=IF([.G63]&lt;8;[.G63]*[.$H$2];[.$H$3]*[.$H$2])" office:value-type="currency" office:currency="USD" office:value="112">
            <text:p>$112.00</text:p>
          </table:table-cell>
          <table:table-cell table:style-name="ce1" table:formula="of:=IF([.G63]&gt;[.$H$3];([.G63]-[.$H$3])*[.$H$2]*[.$H$4];0)" office:value-type="currency" office:currency="USD" office:value="56.6405696459115">
            <text:p>$56.64</text:p>
          </table:table-cell>
          <table:table-cell table:style-name="ce1" table:formula="of:=[.H63]+[.I63]" office:value-type="currency" office:currency="USD" office:value="168.640569645911">
            <text:p>$168.64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2.44652714487165">
            <text:p>2.45</text:p>
          </table:table-cell>
          <table:table-cell table:style-name="ce2" table:formula="of:=IF([.F64]&lt;4;4;[.F64])" office:value-type="float" office:value="4">
            <text:p>4.00</text:p>
          </table:table-cell>
          <table:table-cell table:formula="of:=IF([.G64]&lt;8;[.G64]*[.$H$2];[.$H$3]*[.$H$2])" office:value-type="currency" office:currency="USD" office:value="56">
            <text:p>$56.00</text:p>
          </table:table-cell>
          <table:table-cell table:style-name="ce1" table:formula="of:=IF([.G64]&gt;[.$H$3];([.G64]-[.$H$3])*[.$H$2]*[.$H$4];0)" office:value-type="float" office:value="0">
            <text:p>0</text:p>
          </table:table-cell>
          <table:table-cell table:style-name="ce1" table:formula="of:=[.H64]+[.I64]" office:value-type="currency" office:currency="USD" office:value="56">
            <text:p>$56.00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1.72977984230965">
            <text:p>1.73</text:p>
          </table:table-cell>
          <table:table-cell table:style-name="ce2" table:formula="of:=IF([.F65]&lt;4;4;[.F65])" office:value-type="float" office:value="4">
            <text:p>4.00</text:p>
          </table:table-cell>
          <table:table-cell table:formula="of:=IF([.G65]&lt;8;[.G65]*[.$H$2];[.$H$3]*[.$H$2])" office:value-type="currency" office:currency="USD" office:value="56">
            <text:p>$56.00</text:p>
          </table:table-cell>
          <table:table-cell table:style-name="ce1" table:formula="of:=IF([.G65]&gt;[.$H$3];([.G65]-[.$H$3])*[.$H$2]*[.$H$4];0)" office:value-type="float" office:value="0">
            <text:p>0</text:p>
          </table:table-cell>
          <table:table-cell table:style-name="ce1" table:formula="of:=[.H65]+[.I65]" office:value-type="currency" office:currency="USD" office:value="56">
            <text:p>$56.00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1.74928738642484">
            <text:p>1.75</text:p>
          </table:table-cell>
          <table:table-cell table:style-name="ce2" table:formula="of:=IF([.F66]&lt;4;4;[.F66])" office:value-type="float" office:value="4">
            <text:p>4.00</text:p>
          </table:table-cell>
          <table:table-cell table:formula="of:=IF([.G66]&lt;8;[.G66]*[.$H$2];[.$H$3]*[.$H$2])" office:value-type="currency" office:currency="USD" office:value="56">
            <text:p>$56.00</text:p>
          </table:table-cell>
          <table:table-cell table:style-name="ce1" table:formula="of:=IF([.G66]&gt;[.$H$3];([.G66]-[.$H$3])*[.$H$2]*[.$H$4];0)" office:value-type="float" office:value="0">
            <text:p>0</text:p>
          </table:table-cell>
          <table:table-cell table:style-name="ce1" table:formula="of:=[.H66]+[.I66]" office:value-type="currency" office:currency="USD" office:value="56">
            <text:p>$56.00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11.3313769362867">
            <text:p>11.33</text:p>
          </table:table-cell>
          <table:table-cell table:style-name="ce2" table:formula="of:=IF([.F67]&lt;4;4;[.F67])" office:value-type="float" office:value="11.3313769362867">
            <text:p>11.33</text:p>
          </table:table-cell>
          <table:table-cell table:formula="of:=IF([.G67]&lt;8;[.G67]*[.$H$2];[.$H$3]*[.$H$2])" office:value-type="currency" office:currency="USD" office:value="112">
            <text:p>$112.00</text:p>
          </table:table-cell>
          <table:table-cell table:style-name="ce1" table:formula="of:=IF([.G67]&gt;[.$H$3];([.G67]-[.$H$3])*[.$H$2]*[.$H$4];0)" office:value-type="currency" office:currency="USD" office:value="93.2785542160273">
            <text:p>$93.28</text:p>
          </table:table-cell>
          <table:table-cell table:style-name="ce1" table:formula="of:=[.H67]+[.I67]" office:value-type="currency" office:currency="USD" office:value="205.278554216027">
            <text:p>$205.28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5.34551701974124">
            <text:p>5.35</text:p>
          </table:table-cell>
          <table:table-cell table:style-name="ce2" table:formula="of:=IF([.F68]&lt;4;4;[.F68])" office:value-type="float" office:value="5.34551701974124">
            <text:p>5.35</text:p>
          </table:table-cell>
          <table:table-cell table:formula="of:=IF([.G68]&lt;8;[.G68]*[.$H$2];[.$H$3]*[.$H$2])" office:value-type="currency" office:currency="USD" office:value="74.8372382763773">
            <text:p>$74.84</text:p>
          </table:table-cell>
          <table:table-cell table:style-name="ce1" table:formula="of:=IF([.G68]&gt;[.$H$3];([.G68]-[.$H$3])*[.$H$2]*[.$H$4];0)" office:value-type="float" office:value="0">
            <text:p>0</text:p>
          </table:table-cell>
          <table:table-cell table:style-name="ce1" table:formula="of:=[.H68]+[.I68]" office:value-type="currency" office:currency="USD" office:value="74.8372382763773">
            <text:p>$74.84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1.48018349055201">
            <text:p>1.48</text:p>
          </table:table-cell>
          <table:table-cell table:style-name="ce2" table:formula="of:=IF([.F69]&lt;4;4;[.F69])" office:value-type="float" office:value="4">
            <text:p>4.00</text:p>
          </table:table-cell>
          <table:table-cell table:formula="of:=IF([.G69]&lt;8;[.G69]*[.$H$2];[.$H$3]*[.$H$2])" office:value-type="currency" office:currency="USD" office:value="56">
            <text:p>$56.00</text:p>
          </table:table-cell>
          <table:table-cell table:style-name="ce1" table:formula="of:=IF([.G69]&gt;[.$H$3];([.G69]-[.$H$3])*[.$H$2]*[.$H$4];0)" office:value-type="float" office:value="0">
            <text:p>0</text:p>
          </table:table-cell>
          <table:table-cell table:style-name="ce1" table:formula="of:=[.H69]+[.I69]" office:value-type="currency" office:currency="USD" office:value="56">
            <text:p>$56.00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4.30378753691912">
            <text:p>4.30</text:p>
          </table:table-cell>
          <table:table-cell table:style-name="ce2" table:formula="of:=IF([.F70]&lt;4;4;[.F70])" office:value-type="float" office:value="4.30378753691912">
            <text:p>4.30</text:p>
          </table:table-cell>
          <table:table-cell table:formula="of:=IF([.G70]&lt;8;[.G70]*[.$H$2];[.$H$3]*[.$H$2])" office:value-type="currency" office:currency="USD" office:value="60.2530255168676">
            <text:p>$60.25</text:p>
          </table:table-cell>
          <table:table-cell table:style-name="ce1" table:formula="of:=IF([.G70]&gt;[.$H$3];([.G70]-[.$H$3])*[.$H$2]*[.$H$4];0)" office:value-type="float" office:value="0">
            <text:p>0</text:p>
          </table:table-cell>
          <table:table-cell table:style-name="ce1" table:formula="of:=[.H70]+[.I70]" office:value-type="currency" office:currency="USD" office:value="60.2530255168676">
            <text:p>$60.25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RAND()*12" office:value-type="float" office:value="6.28270369861275">
            <text:p>6.28</text:p>
          </table:table-cell>
          <table:table-cell table:style-name="ce2" table:formula="of:=IF([.F71]&lt;4;4;[.F71])" office:value-type="float" office:value="6.28270369861275">
            <text:p>6.28</text:p>
          </table:table-cell>
          <table:table-cell table:formula="of:=IF([.G71]&lt;8;[.G71]*[.$H$2];[.$H$3]*[.$H$2])" office:value-type="currency" office:currency="USD" office:value="87.9578517805785">
            <text:p>$87.96</text:p>
          </table:table-cell>
          <table:table-cell table:style-name="ce1" table:formula="of:=IF([.G71]&gt;[.$H$3];([.G71]-[.$H$3])*[.$H$2]*[.$H$4];0)" office:value-type="float" office:value="0">
            <text:p>0</text:p>
          </table:table-cell>
          <table:table-cell table:style-name="ce1" table:formula="of:=[.H71]+[.I71]" office:value-type="currency" office:currency="USD" office:value="87.9578517805785">
            <text:p>$87.96</text:p>
          </table:table-cell>
          <table:table-cell/>
        </table:table-row>
        <table:table-row table:style-name="ro1" table:number-rows-repeated="1048504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5">07/15/2021</text:date>, <text:time>19:1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1-07-15T18:33:19.62</meta:creation-date>
    <dc:date>2021-07-15T19:13:14.92</dc:date>
    <dc:creator>Mark Lehr</dc:creator>
    <meta:editing-duration>PT8M14S</meta:editing-duration>
    <meta:editing-cycles>2</meta:editing-cycles>
    <meta:generator>OpenOffice/4.1.6$Win32 OpenOffice.org_project/416m1$Build-9790</meta:generator>
    <meta:document-statistic meta:table-count="1" meta:cell-count="3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4.599cm" xlink:href=".." xlink:type="simple" chart:class="chart:scatter" chart:style-name="ch1">
        <chart:title svg:x="7.017cm" svg:y="0.427cm" chart:style-name="ch2">
          <text:p>Total Pay</text:p>
        </chart:title>
        <chart:subtitle svg:x="6.805cm" svg:y="1.497cm" chart:style-name="ch3">
          <text:p>$'s vs. Hours</text:p>
        </chart:subtitle>
        <chart:legend chart:legend-position="end" svg:x="13.79cm" svg:y="6.987cm" style:legend-expansion="high" chart:style-name="ch4"/>
        <chart:plot-area chart:style-name="ch5" table:cell-range-address="TernaryOperator.F8:TernaryOperator.F71 TernaryOperator.J6:TernaryOperator.J71" chart:data-source-has-labels="row" svg:x="1.358cm" svg:y="2.762cm" svg:width="11.792cm" svg:height="10.538cm">
          <chartooo:coordinate-region svg:x="2.165cm" svg:y="2.975cm" svg:width="10.56cm" svg:height="9.652cm"/>
          <chart:axis chart:dimension="x" chart:name="primary-x" chart:style-name="ch6">
            <chart:title svg:x="6.747cm" svg:y="13.592cm" chart:style-name="ch7">
              <text:p>Hours</text:p>
            </chart:title>
            <chart:grid chart:style-name="ch8" chart:class="major"/>
          </chart:axis>
          <chart:axis chart:dimension="y" chart:name="primary-y" chart:style-name="ch9">
            <chart:title svg:x="0.451cm" svg:y="9.16cm" chart:style-name="ch10">
              <text:p>Pay for the Day</text:p>
            </chart:title>
            <chart:grid chart:style-name="ch8" chart:class="major"/>
          </chart:axis>
          <chart:series chart:style-name="ch11" chart:values-cell-range-address="TernaryOperator.J8:TernaryOperator.J71" chart:label-cell-address="TernaryOperator.J6:TernaryOperator.J7" chart:class="chart:scatter">
            <chart:domain table:cell-range-address="TernaryOperator.F8:TernaryOperator.F71"/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otal Pay</text:p>
                <text:list>
                  <text:list-item>
                    <text:p>Total</text:p>
                  </text:list-item>
                  <text:list-item>
                    <text:p>Pay</text:p>
                  </text:list-item>
                </text:list>
                <draw:g>
                  <svg:desc>TernaryOperator.J6:TernaryOperator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78288850001991">
                <text:p>7.78288850001991</text:p>
                <draw:g>
                  <svg:desc>TernaryOperator.F8:TernaryOperator.F71</svg:desc>
                </draw:g>
              </table:table-cell>
              <table:table-cell office:value-type="float" office:value="108.960439000279">
                <text:p>108.960439000279</text:p>
                <draw:g>
                  <svg:desc>TernaryOperator.J8:TernaryOperator.J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4111864119768">
                <text:p>5.34111864119768</text:p>
              </table:table-cell>
              <table:table-cell office:value-type="float" office:value="74.7756609767675">
                <text:p>74.7756609767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3433591444045">
                <text:p>3.434335914440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71226987801492">
                <text:p>8.71226987801492</text:p>
              </table:table-cell>
              <table:table-cell office:value-type="float" office:value="131.943556584418">
                <text:p>131.943556584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64754992816597">
                <text:p>9.64754992816597</text:p>
              </table:table-cell>
              <table:table-cell office:value-type="float" office:value="158.131397988647">
                <text:p>158.131397988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02904501836747">
                <text:p>6.02904501836747</text:p>
              </table:table-cell>
              <table:table-cell office:value-type="float" office:value="84.4066302571446">
                <text:p>84.40663025714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2978554619476">
                <text:p>11.2978554619476</text:p>
              </table:table-cell>
              <table:table-cell office:value-type="float" office:value="204.339952934533">
                <text:p>204.3399529345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2596067702398">
                <text:p>11.2596067702398</text:p>
              </table:table-cell>
              <table:table-cell office:value-type="float" office:value="203.268989566714">
                <text:p>203.268989566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6460267528892">
                <text:p>4.46460267528892</text:p>
              </table:table-cell>
              <table:table-cell office:value-type="float" office:value="62.5044374540448">
                <text:p>62.50443745404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8080830574036">
                <text:p>3.6808083057403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9957228526473">
                <text:p>7.9957228526473</text:p>
              </table:table-cell>
              <table:table-cell office:value-type="float" office:value="111.940119937062">
                <text:p>111.940119937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92028368264437">
                <text:p>6.92028368264437</text:p>
              </table:table-cell>
              <table:table-cell office:value-type="float" office:value="96.8839715570211">
                <text:p>96.88397155702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7405439093709">
                <text:p>8.7405439093709</text:p>
              </table:table-cell>
              <table:table-cell office:value-type="float" office:value="132.735229462385">
                <text:p>132.735229462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7365558668971">
                <text:p>6.57365558668971</text:p>
              </table:table-cell>
              <table:table-cell office:value-type="float" office:value="92.031178213656">
                <text:p>92.0311782136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8276678100228">
                <text:p>2.482766781002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0150644602254">
                <text:p>8.0150644602254</text:p>
              </table:table-cell>
              <table:table-cell office:value-type="float" office:value="112.421804886311">
                <text:p>112.4218048863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22810256946832">
                <text:p>7.22810256946832</text:p>
              </table:table-cell>
              <table:table-cell office:value-type="float" office:value="101.193435972556">
                <text:p>101.193435972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2679601125419">
                <text:p>1.526796011254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31236384157091">
                <text:p>7.31236384157091</text:p>
              </table:table-cell>
              <table:table-cell office:value-type="float" office:value="102.373093781993">
                <text:p>102.3730937819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79668209608644">
                <text:p>9.79668209608644</text:p>
              </table:table-cell>
              <table:table-cell office:value-type="float" office:value="162.30709869042">
                <text:p>162.30709869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2636855654419">
                <text:p>9.02636855654419</text:p>
              </table:table-cell>
              <table:table-cell office:value-type="float" office:value="140.738319583237">
                <text:p>140.7383195832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831863991916">
                <text:p>10.5831863991916</text:p>
              </table:table-cell>
              <table:table-cell office:value-type="float" office:value="184.329219177365">
                <text:p>184.3292191773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55617967341095">
                <text:p>9.55617967341095</text:p>
              </table:table-cell>
              <table:table-cell office:value-type="float" office:value="155.573030855507">
                <text:p>155.5730308555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95774543657899">
                <text:p>9.95774543657899</text:p>
              </table:table-cell>
              <table:table-cell office:value-type="float" office:value="166.816872224212">
                <text:p>166.8168722242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9772223290056">
                <text:p>8.9772223290056</text:p>
              </table:table-cell>
              <table:table-cell office:value-type="float" office:value="139.362225212157">
                <text:p>139.3622252121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99823609553278">
                <text:p>5.99823609553278</text:p>
              </table:table-cell>
              <table:table-cell office:value-type="float" office:value="83.9753053374588">
                <text:p>83.97530533745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1457558814436">
                <text:p>2.1145755881443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47202043049037">
                <text:p>7.47202043049037</text:p>
              </table:table-cell>
              <table:table-cell office:value-type="float" office:value="104.608286026865">
                <text:p>104.6082860268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8658042335883">
                <text:p>10.8658042335883</text:p>
              </table:table-cell>
              <table:table-cell office:value-type="float" office:value="192.242518540472">
                <text:p>192.2425185404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3357473332435">
                <text:p>2.933574733324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82999900914729">
                <text:p>7.82999900914729</text:p>
              </table:table-cell>
              <table:table-cell office:value-type="float" office:value="109.619986128062">
                <text:p>109.6199861280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3165655434132">
                <text:p>1.431656554341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59366037044674">
                <text:p>9.59366037044674</text:p>
              </table:table-cell>
              <table:table-cell office:value-type="float" office:value="156.622490372509">
                <text:p>156.6224903725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19270496070385">
                <text:p>6.19270496070385</text:p>
              </table:table-cell>
              <table:table-cell office:value-type="float" office:value="86.6978694498539">
                <text:p>86.69786944985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99084625206888">
                <text:p>2.9908462520688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07481717504561">
                <text:p>6.07481717504561</text:p>
              </table:table-cell>
              <table:table-cell office:value-type="float" office:value="85.0474404506385">
                <text:p>85.04744045063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64195457100868">
                <text:p>7.64195457100868</text:p>
              </table:table-cell>
              <table:table-cell office:value-type="float" office:value="106.987363994122">
                <text:p>106.9873639941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82558754179627">
                <text:p>6.82558754179627</text:p>
              </table:table-cell>
              <table:table-cell office:value-type="float" office:value="95.5582255851477">
                <text:p>95.55822558514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8843073435128">
                <text:p>10.8843073435128</text:p>
              </table:table-cell>
              <table:table-cell office:value-type="float" office:value="192.760605618358">
                <text:p>192.7606056183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08759254217148">
                <text:p>0.60875925421714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.38368338346481">
                <text:p>9.38368338346481</text:p>
              </table:table-cell>
              <table:table-cell office:value-type="float" office:value="150.743134737015">
                <text:p>150.7431347370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.1833730395883">
                <text:p>11.1833730395883</text:p>
              </table:table-cell>
              <table:table-cell office:value-type="float" office:value="201.134445108473">
                <text:p>201.1344451084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5704522933811">
                <text:p>0.1570452293381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47321762144566">
                <text:p>3.4732176214456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6681878548116">
                <text:p>1.666818785481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1100283414125">
                <text:p>11.1100283414125</text:p>
              </table:table-cell>
              <table:table-cell office:value-type="float" office:value="199.080793559551">
                <text:p>199.0807935595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29824645072222">
                <text:p>7.29824645072222</text:p>
              </table:table-cell>
              <table:table-cell office:value-type="float" office:value="102.175450310111">
                <text:p>102.1754503101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44610057771206">
                <text:p>0.3446100577712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48620410449803">
                <text:p>5.48620410449803</text:p>
              </table:table-cell>
              <table:table-cell office:value-type="float" office:value="76.8068574629724">
                <text:p>76.80685746297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61674574483186">
                <text:p>8.61674574483186</text:p>
              </table:table-cell>
              <table:table-cell office:value-type="float" office:value="129.268880855292">
                <text:p>129.2688808552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40561831463128">
                <text:p>4.40561831463128</text:p>
              </table:table-cell>
              <table:table-cell office:value-type="float" office:value="61.678656404838">
                <text:p>61.6786564048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39596194215119">
                <text:p>5.39596194215119</text:p>
              </table:table-cell>
              <table:table-cell office:value-type="float" office:value="75.5434671901166">
                <text:p>75.54346719011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80986887402833">
                <text:p>7.80986887402833</text:p>
              </table:table-cell>
              <table:table-cell office:value-type="float" office:value="109.338164236397">
                <text:p>109.3381642363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6186866564676">
                <text:p>10.6186866564676</text:p>
              </table:table-cell>
              <table:table-cell office:value-type="float" office:value="185.323226381093">
                <text:p>185.3232263810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57191869523376">
                <text:p>8.57191869523376</text:p>
              </table:table-cell>
              <table:table-cell office:value-type="float" office:value="128.013723466545">
                <text:p>128.0137234665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022877487354">
                <text:p>10.022877487354</text:p>
              </table:table-cell>
              <table:table-cell office:value-type="float" office:value="168.640569645911">
                <text:p>168.6405696459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44652714487165">
                <text:p>2.4465271448716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2977984230965">
                <text:p>1.7297798423096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4928738642484">
                <text:p>1.7492873864248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3313769362867">
                <text:p>11.3313769362867</text:p>
              </table:table-cell>
              <table:table-cell office:value-type="float" office:value="205.278554216027">
                <text:p>205.2785542160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34551701974124">
                <text:p>5.34551701974124</text:p>
              </table:table-cell>
              <table:table-cell office:value-type="float" office:value="74.8372382763773">
                <text:p>74.83723827637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8018349055201">
                <text:p>1.4801834905520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30378753691912">
                <text:p>4.30378753691912</text:p>
              </table:table-cell>
              <table:table-cell office:value-type="float" office:value="60.2530255168676">
                <text:p>60.25302551686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8270369861275">
                <text:p>6.28270369861275</text:p>
              </table:table-cell>
              <table:table-cell office:value-type="float" office:value="87.9578517805785">
                <text:p>87.95785178057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